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29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5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3.973cm" svg:height="1.889cm" svg:x="10.49cm" svg:y="7.173cm">
          <draw:text-box>
            <text:p text:style-name="P13"><text:span text:style-name="T10">TurboVNC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TurboVNC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VNC Client 0</text:span><text:span text:style-name="T1"><text:line-break/></text:span><text:span text:style-name="T1"/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VNC Client 1</text:span></text:p>
            </draw:text-box>
          </draw:frame>
        </draw:g>
        <draw:g>
          <draw:rect draw:style-name="gr28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VNC Client N</text:span></text:p>
            </draw:text-box>
          </draw:frame>
        </draw:g>
        <draw:frame draw:style-name="gr29" draw:layer="layout" svg:width="0.637cm" svg:height="0.937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RFB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4" draw:text-style-name="P8" draw:layer="layout" svg:width="2.318cm" svg:height="0.78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2" draw:text-style-name="P17" draw:layer="layout" svg:width="6.032cm" svg:height="0.952cm" svg:x="6.168cm" svg:y="4.651cm">
          <draw:text-box>
            <text:p text:style-name="P2"><text:span text:style-name="T14">(optional compression)</text:span></text:p>
          </draw:text-box>
        </draw:frame>
        <draw:frame draw:style-name="gr32" draw:text-style-name="P19" draw:layer="layout" svg:width="4.762cm" svg:height="0.952cm" svg:x="6.783cm" svg:y="4.106cm">
          <draw:text-box>
            <text:p text:style-name="P2"><text:span text:style-name="T14">VGL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3T21:35:25</dc:date>
    <meta:editing-cycles>25</meta:editing-cycles>
    <meta:editing-duration>PT06H09M59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